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Calibri_EmbeddedFont, Calibri_MSFontServi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01347c" officeooo:paragraph-rsid="0001347c"/>
    </style:style>
    <style:style style:name="P2" style:family="paragraph" style:parent-style-name="Heading_20_3">
      <style:text-properties officeooo:rsid="0001347c" officeooo:paragraph-rsid="0001347c"/>
    </style:style>
    <style:style style:name="P3" style:family="paragraph" style:parent-style-name="Standard">
      <style:text-properties officeooo:rsid="0001347c" officeooo:paragraph-rsid="0001347c"/>
    </style:style>
    <style:style style:name="P4" style:family="paragraph" style:parent-style-name="Standard">
      <style:text-properties officeooo:rsid="0001347c" officeooo:paragraph-rsid="00026a5e"/>
    </style:style>
    <style:style style:name="P5" style:family="paragraph" style:parent-style-name="Text_20_body">
      <style:text-properties officeooo:rsid="0001347c" officeooo:paragraph-rsid="00026a5e"/>
    </style:style>
    <style:style style:name="P6" style:family="paragraph" style:parent-style-name="Standard">
      <style:text-properties officeooo:rsid="0001347c" officeooo:paragraph-rsid="0002d8a8"/>
    </style:style>
    <style:style style:name="P7" style:family="paragraph" style:parent-style-name="Preformatted_20_Text">
      <style:text-properties fo:language="no" fo:country="NO" officeooo:paragraph-rsid="00075843"/>
    </style:style>
    <style:style style:name="P8" style:family="paragraph" style:parent-style-name="Text_20_body">
      <style:text-properties officeooo:rsid="00058ae2" officeooo:paragraph-rsid="00058ae2"/>
    </style:style>
    <style:style style:name="P9" style:family="paragraph" style:parent-style-name="Text_20_body" style:list-style-name="L3"/>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text-properties officeooo:rsid="0003a056" officeooo:paragraph-rsid="0003a056"/>
    </style:style>
    <style:style style:name="P14" style:family="paragraph" style:parent-style-name="Text_20_body">
      <style:text-properties officeooo:rsid="0001347c" officeooo:paragraph-rsid="0001347c"/>
    </style:style>
    <style:style style:name="P15" style:family="paragraph" style:parent-style-name="Text_20_body">
      <style:text-properties officeooo:rsid="000698a9" officeooo:paragraph-rsid="000698a9"/>
    </style:style>
    <style:style style:name="P16" style:family="paragraph" style:parent-style-name="Text_20_body">
      <style:text-properties officeooo:rsid="000698a9" officeooo:paragraph-rsid="00075843"/>
    </style:style>
    <style:style style:name="T1" style:family="text">
      <style:text-properties officeooo:rsid="0005f32e"/>
    </style:style>
    <style:style style:name="T2" style:family="text">
      <style:text-properties officeooo:rsid="00058ae2"/>
    </style:style>
    <style:style style:name="T3" style:family="text">
      <style:text-properties officeooo:rsid="000679a7"/>
    </style:style>
    <style:style style:name="T4" style:family="text">
      <style:text-properties officeooo:rsid="000691a5"/>
    </style:style>
    <style:style style:name="T5" style:family="text">
      <style:text-properties officeooo:rsid="000698a9"/>
    </style:style>
    <style:style style:name="T6" style:family="text">
      <style:text-properties officeooo:rsid="00075843"/>
    </style:style>
    <style:style style:name="T7" style:family="text">
      <style:text-properties officeooo:rsid="0008984e"/>
    </style:style>
    <style:style style:name="T8" style:family="text">
      <style:text-properties style:font-name="Calibri" fo:font-size="11pt" fo:language="nb" fo:country="NO"/>
    </style:style>
    <style:style style:name="T9" style:family="text">
      <style:text-properties style:font-name="Calibri" fo:font-size="11pt" fo:language="nb" fo:country="NO" officeooo:rsid="0008984e"/>
    </style:style>
    <style:style style:name="T10" style:family="text">
      <style:text-properties officeooo:rsid="0001347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AID 1</text:p>
      <text:p text:style-name="P3"/>
      <text:p text:style-name="P3"><text:a xlink:type="simple" xlink:href="https://www.prepressure.com/library/technology/raid" text:style-name="Internet_20_link" text:visited-style-name="Visited_20_Internet_20_Link">https://www.prepressure.com/library/technology/raid</text:a></text:p>
      <text:h text:style-name="P1" text:outline-level="2">RAID level 1 – Mirroring</text:h>
      <text:p text:style-name="Text_20_body">Data are stored twice by writing them to both the data drive (or set of data drives) and a mirror drive (or set of drives). If a drive fails, the controller uses either the data drive or the mirror drive for data recovery and continuous operation. You need at least 2 drives for a RAID 1 array.</text:p>
      <text:p text:style-name="Text_20_body"/>
      <text:p text:style-name="P13">Poenget med RAID 1 er å lagre samme data på to eller flere disker for å beskytte seg mot tap av data om en disk feiler. For å bruke RAID 1 trenger <text:span text:style-name="T1">man</text:span> to <text:span text:style-name="T3">eller flere </text:span>disker. <text:span text:style-name="T2">Med RAID 1 får du god nedlastingfart og samme opplastningsfart som hvis du </text:span><text:span text:style-name="T3">bare </text:span><text:span text:style-name="T2">hadde brukt <text:s/></text:span><text:span text:style-name="T3">en </text:span><text:span text:style-name="T2">hardisk. Hvis en hardisk feiler trenger ikke dataen å blir gjenoppbygd, men bare kopiert fra den andre hardisken </text:span><text:span text:style-name="T3">over på en ny.</text:span><text:span text:style-name="T2"> Den største ulempen med RAID 1 er at lagringskapasiteten bare </text:span><text:span text:style-name="T3">blir </text:span><text:span text:style-name="T2">halvparten av den totale lagringskapasiteten til diskene, fordi dataen blir lagret dobbelt. RAID 1 </text:span><text:span text:style-name="T3">sin</text:span><text:span text:style-name="T2"> idiel</text:span><text:span text:style-name="T3">le bruk er</text:span><text:span text:style-name="T2"> til å lagre viktig informasjon, fordi du har backup om en disk feiler. </text:span><text:span text:style-name="T3">RAID 1</text:span><text:span text:style-name="T2"> passer også bra å bruke I små servere hvor bare to disker er I bruk.</text:span></text:p>
      <text:p text:style-name="P8"/>
      <text:p text:style-name="P7"><text:span text:style-name="T6">RAID 1 er det nest </text:span><text:span text:style-name="T10">enkleste RAID-nivået </text:span><text:span text:style-name="T6">etter RAID 0. RAID 1 </text:span><text:span text:style-name="T10">bruker speiling </text:span><text:span text:style-name="T4">(mirroring på engelsk)</text:span><text:span text:style-name="T10">. Dette tar all data som er skrevet til en </text:span><text:span text:style-name="T4">disk</text:span><text:span text:style-name="T10">, og skriver den parallelt til en annen </text:span><text:span text:style-name="T5">disk</text:span><text:span text:style-name="T10">. </text:span><text:span text:style-name="T6">(Ochs, 2021)</text:span><text:span text:style-name="T10"> </text:span><text:span text:style-name="T5">RAID 1</text:span><text:span text:style-name="T10"> gir </text:span><text:span text:style-name="T5">derfor </text:span><text:span text:style-name="T10">den høyeste redundansen </text:span><text:span text:style-name="T6">man kan få, </text:span><text:span text:style-name="T10">siden </text:span><text:span text:style-name="T5">man lagrer dataen på to disker samtidig. </text:span><text:span text:style-name="T10">Det gir også svært høy leseytelse, </text:span><text:span text:style-name="T5">siden</text:span><text:span text:style-name="T10"> </text:span><text:span text:style-name="T5">man kan lese paralelt fra </text:span><text:span text:style-name="T10">begge diskene. Skriveytelsen påvirkes ikke, for selv om det er to disker som skriver parallelt, skriver de samme dataene to ganger. Ulempen med RAID-1 er høye kostnader, </text:span><text:span text:style-name="T6">siden</text:span><text:span text:style-name="T10"> man må bygge ut dobbelt så mye kapasitet som faktisk kreves. </text:span><text:span text:style-name="T6">Lagringkapasiteten blir heller aldri </text:span><text:span text:style-name="T7">bedre</text:span><text:span text:style-name="T6"> en</text:span><text:span text:style-name="T7">n</text:span><text:span text:style-name="T6"> lagringskapasiteten til den dårlingste disken. </text:span><text:span text:style-name="T2">RAID 1 </text:span><text:span text:style-name="T3">sin</text:span><text:span text:style-name="T2"> idiel</text:span><text:span text:style-name="T3">le bruk er</text:span><text:span text:style-name="T2"> til å lagre viktig informasjon, fordi du </text:span><text:span text:style-name="T6">vil </text:span><text:span text:style-name="T2">ha </text:span><text:span text:style-name="T6">en backup av dataen </text:span><text:span text:style-name="T2">om en disk feiler. </text:span><text:span text:style-name="T3">RAID 1</text:span><text:span text:style-name="T2"> passer også bra å bruke I små servere hvor bare to disker er I bruk. </text:span><text:span text:style-name="T7">(Prepressure, 2022</text:span><text:span text:style-name="T9">)</text:span></text:p>
      <text:p text:style-name="P14"/>
      <text:p text:style-name="P14"/>
      <text:p text:style-name="P16">Ochs, J. (2021, <text:s/>1. November).</text:p>
      <text:p text:style-name="P16"><text:tab/><text:span text:style-name="T6">The levels of RAID. I deft. </text:span><text:a xlink:type="simple" xlink:href="https://deft.com/blog/the-levels-of-raid/" text:style-name="Internet_20_link" text:visited-style-name="Visited_20_Internet_20_Link">https://deft.com/blog/the-levels-of-raid/</text:a></text:p>
      <text:p text:style-name="P15"/>
      <text:p text:style-name="P15"/>
      <text:h text:style-name="P2" text:outline-level="3">Advantages of RAID 1</text:h>
      <text:list xml:id="list1320097154" text:style-name="L3">
        <text:list-item>
          <text:p text:style-name="P10">RAID 1 offers excellent read speed and a write-speed that is comparable to that of a single drive.</text:p>
        </text:list-item>
        <text:list-item>
          <text:p text:style-name="P10">In case a drive fails, data do not have to be rebuild, they just have to be copied to the replacement drive.</text:p>
        </text:list-item>
        <text:list-item>
          <text:p text:style-name="P9">RAID 1 is a very simple technology.</text:p>
        </text:list-item>
      </text:list>
      <text:h text:style-name="P2" text:outline-level="3"><text:soft-page-break/>Disadvantages of RAID 1</text:h>
      <text:list xml:id="list850059782" text:style-name="L4">
        <text:list-item>
          <text:p text:style-name="P12">The main disadvantage is that the effective storage capacity is only half of the total drive capacity because all data get written twice.</text:p>
        </text:list-item>
        <text:list-item>
          <text:p text:style-name="P11">Software RAID 1 solutions do not always allow a hot swap of a failed drive. That means the failed drive can only be replaced after powering down the computer it is attached to. For servers that are used simultaneously by many people, this may not be acceptable. Such systems typically use hardware controllers that do support hot swapping.</text:p>
        </text:list-item>
      </text:list>
      <text:h text:style-name="P2" text:outline-level="3">Ideal use</text:h>
      <text:p text:style-name="Text_20_body">RAID-1 is ideal for mission critical storage, for instance for accounting systems. It is also suitable for small servers in which only two data drives will be used.</text:p>
      <text:p text:style-name="P3"/>
      <text:p text:style-name="P3"/>
      <text:p text:style-name="P3"/>
      <text:p text:style-name="P3"/>
      <text:p text:style-name="P3"/>
      <text:p text:style-name="P3"/>
      <text:p text:style-name="P3"/>
      <text:p text:style-name="P6"><text:a xlink:type="simple" xlink:href="https://deft.com/blog/the-levels-of-raid/" text:style-name="Internet_20_link" text:visited-style-name="Visited_20_Internet_20_Link">https://deft.com/blog/the-levels-of-raid/</text:a></text:p>
      <text:p text:style-name="P4"><text:a xlink:type="simple" xlink:href="https://en.wikipedia.org/wiki/Standard_RAID_levels" text:style-name="Internet_20_link" text:visited-style-name="Visited_20_Internet_20_Link">https://en.wikipedia.org/wiki/Standard_RAID_levels</text:a></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Calibri_EmbeddedFont, Calibri_MSFontServi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5T10:32:10.660788942</meta:creation-date>
    <meta:generator>LibreOffice/7.3.6.2$Linux_X86_64 LibreOffice_project/30$Build-2</meta:generator>
    <dc:date>2022-10-07T14:18:53.992101038</dc:date>
    <meta:editing-duration>PT26M39S</meta:editing-duration>
    <meta:editing-cycles>3</meta:editing-cycles>
    <meta:document-statistic meta:table-count="0" meta:image-count="0" meta:object-count="0" meta:page-count="2" meta:paragraph-count="19" meta:word-count="543" meta:character-count="3147" meta:non-whitespace-character-count="2624"/>
  </office:meta>
</office:document-meta>
</file>